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f79" officeooo:paragraph-rsid="001e7f79"/>
    </style:style>
    <style:style style:name="P2" style:family="paragraph" style:parent-style-name="Standard">
      <style:text-properties officeooo:rsid="001feb14" officeooo:paragraph-rsid="001feb14"/>
    </style:style>
    <style:style style:name="P3" style:family="paragraph" style:parent-style-name="Standard">
      <style:text-properties officeooo:paragraph-rsid="001feb14"/>
    </style:style>
    <style:style style:name="P4" style:family="paragraph" style:parent-style-name="Standard">
      <style:text-properties officeooo:rsid="0020fb60" officeooo:paragraph-rsid="0020fb60"/>
    </style:style>
    <style:style style:name="P5" style:family="paragraph" style:parent-style-name="Standard">
      <style:text-properties fo:font-style="normal" officeooo:rsid="0020fb60" officeooo:paragraph-rsid="0020fb60" style:font-style-asian="normal" style:font-style-complex="normal"/>
    </style:style>
    <style:style style:name="P6" style:family="paragraph" style:parent-style-name="Standard">
      <style:text-properties fo:font-style="normal" officeooo:rsid="0022a6b8" officeooo:paragraph-rsid="002395fd" style:font-style-asian="normal" style:font-style-complex="normal"/>
    </style:style>
    <style:style style:name="P7" style:family="paragraph" style:parent-style-name="Standard">
      <style:text-properties fo:font-style="normal" officeooo:rsid="002ac1ec" officeooo:paragraph-rsid="002ac1ec" style:font-style-asian="normal" style:font-style-complex="normal"/>
    </style:style>
    <style:style style:name="P8" style:family="paragraph" style:parent-style-name="Standard">
      <style:text-properties fo:font-style="normal" officeooo:rsid="002bfcc1" officeooo:paragraph-rsid="002bfcc1" style:font-style-asian="normal" style:font-style-complex="normal"/>
    </style:style>
    <style:style style:name="P9" style:family="paragraph" style:parent-style-name="Standard">
      <style:text-properties fo:font-style="normal" officeooo:rsid="00301f04" officeooo:paragraph-rsid="00301f04" style:font-style-asian="normal" style:font-style-complex="normal"/>
    </style:style>
    <style:style style:name="P10" style:family="paragraph" style:parent-style-name="Standard">
      <style:text-properties fo:font-style="normal" fo:font-weight="bold" officeooo:rsid="002ac1ec" officeooo:paragraph-rsid="002ac1ec" style:font-style-asian="normal" style:font-weight-asian="bold" style:font-style-complex="normal" style:font-weight-complex="bold"/>
    </style:style>
    <style:style style:name="P11" style:family="paragraph" style:parent-style-name="Text_20_body">
      <style:text-properties officeooo:paragraph-rsid="002665e5"/>
    </style:style>
    <style:style style:name="P12" style:family="paragraph" style:parent-style-name="Text_20_body">
      <style:text-properties officeooo:rsid="0020fb60"/>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paragraph-rsid="002395fd" style:font-style-asian="normal" style:font-style-complex="normal"/>
    </style:style>
    <style:style style:name="P15" style:family="paragraph" style:parent-style-name="Text_20_body">
      <style:text-properties fo:font-style="normal" officeooo:rsid="0020fb60" style:font-style-asian="normal" style:font-style-complex="normal"/>
    </style:style>
    <style:style style:name="P16" style:family="paragraph" style:parent-style-name="Text_20_body">
      <style:text-properties fo:font-style="normal" officeooo:rsid="00296175" officeooo:paragraph-rsid="00296175" style:font-style-asian="normal" style:font-style-complex="normal"/>
    </style:style>
    <style:style style:name="P17" style:family="paragraph" style:parent-style-name="Text_20_body">
      <style:text-properties fo:font-style="normal" officeooo:rsid="002bfcc1" officeooo:paragraph-rsid="002bfcc1" style:font-style-asian="normal" style:font-style-complex="normal"/>
    </style:style>
    <style:style style:name="P18" style:family="paragraph" style:parent-style-name="Text_20_body">
      <style:text-properties fo:font-style="normal" officeooo:rsid="002e573f" officeooo:paragraph-rsid="002e573f" style:font-style-asian="normal" style:font-style-complex="normal"/>
    </style:style>
    <style:style style:name="P19" style:family="paragraph" style:parent-style-name="Text_20_body">
      <style:text-properties fo:font-style="normal" fo:font-weight="bold" officeooo:rsid="00296175" officeooo:paragraph-rsid="00296175" style:font-style-asian="normal" style:font-weight-asian="bold" style:font-style-complex="normal" style:font-weight-complex="bold"/>
    </style:style>
    <style:style style:name="P20" style:family="paragraph" style:parent-style-name="Preformatted_20_Text">
      <style:text-properties officeooo:rsid="0022a6b8" officeooo:paragraph-rsid="002395fd"/>
    </style:style>
    <style:style style:name="P21" style:family="paragraph" style:parent-style-name="Preformatted_20_Text">
      <style:text-properties fo:font-style="normal" officeooo:rsid="0020fb60" officeooo:paragraph-rsid="0020fb60" style:font-style-asian="normal" style:font-style-complex="normal"/>
    </style:style>
    <style:style style:name="P22" style:family="paragraph" style:parent-style-name="Preformatted_20_Text">
      <style:paragraph-properties fo:margin-top="0cm" fo:margin-bottom="0.499cm" loext:contextual-spacing="false"/>
    </style:style>
    <style:style style:name="P23" style:family="paragraph" style:parent-style-name="Heading_20_3">
      <style:text-properties officeooo:paragraph-rsid="002395fd"/>
    </style:style>
    <style:style style:name="P24" style:family="paragraph" style:parent-style-name="Heading_20_3">
      <style:text-properties fo:font-style="normal" style:font-style-asian="normal" style:font-style-complex="normal"/>
    </style:style>
    <style:style style:name="P25" style:family="paragraph" style:parent-style-name="Standard">
      <style:text-properties fo:font-style="normal" officeooo:rsid="0020fb60" officeooo:paragraph-rsid="0020fb60" style:font-style-asian="normal" style:font-style-complex="normal"/>
    </style:style>
    <style:style style:name="T1" style:family="text">
      <style:text-properties officeooo:rsid="001feb1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2ef9f" style:font-style-asian="normal" style:font-style-complex="normal"/>
    </style:style>
    <style:style style:name="T5" style:family="text">
      <style:text-properties fo:font-style="normal" officeooo:rsid="00296175" style:font-style-asian="normal" style:font-style-complex="normal"/>
    </style:style>
    <style:style style:name="T6" style:family="text">
      <style:text-properties fo:font-style="normal" officeooo:rsid="0029d0e2" style:font-style-asian="normal" style:font-style-complex="normal"/>
    </style:style>
    <style:style style:name="T7" style:family="text">
      <style:text-properties fo:font-style="normal" officeooo:rsid="002a42a7" style:font-style-asian="normal" style:font-style-complex="normal"/>
    </style:style>
    <style:style style:name="T8" style:family="text">
      <style:text-properties fo:font-style="normal" fo:background-color="#fff200" loext:char-shading-value="0" style:font-style-asian="normal" style:font-style-complex="normal"/>
    </style:style>
    <style:style style:name="T9" style:family="text">
      <style:text-properties fo:font-style="normal" officeooo:rsid="002a42a7" fo:background-color="#fff200" loext:char-shading-value="0" style:font-style-asian="normal" style:font-style-complex="normal"/>
    </style:style>
    <style:style style:name="T10" style:family="text">
      <style:text-properties officeooo:rsid="002395fd"/>
    </style:style>
    <style:style style:name="T11" style:family="text">
      <style:text-properties officeooo:rsid="0025b219"/>
    </style:style>
    <style:style style:name="T12" style:family="text">
      <style:text-properties officeooo:rsid="002aae41"/>
    </style:style>
    <style:style style:name="T13" style:family="text">
      <style:text-properties officeooo:rsid="003b0b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ava</text:p>
      <text:p text:style-name="P1"/>
      <text:p text:style-name="P1"/>
      <text:p text:style-name="Standard"/>
      <text:h text:style-name="Heading_20_2" text:outline-level="2">Installer Java sous Ubuntu</text:h>
      <text:p text:style-name="P3"/>
      <text:p text:style-name="P3"><text:span text:style-name="T1">Télécharger le JDK depuis le site OpenJDK </text:span><text:a xlink:type="simple" xlink:href="https://openjdk.java.net/" text:style-name="Internet_20_link" text:visited-style-name="Visited_20_Internet_20_Link"><text:span text:style-name="T1">https://openjdk.java.net/</text:span></text:a><text:span text:style-name="T1"> (build </text:span>Linux / x64<text:span text:style-name="T1">)</text:span></text:p>
      <text:p text:style-name="P2">Décompresser le fichier dans le répertoire de son choix par exemple /<text:span text:style-name="T2">opt</text:span><text:span text:style-name="T3">/java/jdk-15</text:span></text:p>
      <text:p text:style-name="P5">Faire pointer la variable d’environnement JAVA_HOME vers le JDK</text:p>
      <text:p text:style-name="P5">export JAVA_HOME="/opt/java/jdk-15"</text:p>
      <text:p text:style-name="P5"/>
      <text:h text:style-name="Heading_20_2" text:outline-level="2">alternatives <text:span text:style-name="T11">Java</text:span></text:h>
      <text:h text:style-name="P23" text:outline-level="3"><text:span text:style-name="T3">List</text:span><text:span text:style-name="T4">er les version de java</text:span></text:h>
      <text:p text:style-name="P6"/>
      <text:p text:style-name="P20"><text:span text:style-name="Source_20_Text"><text:span text:style-name="T3">update-alternatives --list java</text:span></text:span></text:p>
      <text:p text:style-name="P6">/opt/java/9.0.1/bin/java</text:p>
      <text:p text:style-name="P6">/opt/java/jdk-14/bin/java</text:p>
      <text:p text:style-name="P6">/usr/lib/jvm/java-11-openjdk-amd64/bin/java</text:p>
      <text:p text:style-name="P6">/usr/lib/jvm/java-8-openjdk-amd64/jre/bin/java</text:p>
      <text:h text:style-name="Heading_20_3" text:outline-level="3"/>
      <text:h text:style-name="Heading_20_3" text:outline-level="3">Configur<text:span text:style-name="T10">er la version à utiliser</text:span></text:h>
      <text:p text:style-name="P14">update-alternatives --config java</text:p>
      <text:h text:style-name="P24" text:outline-level="3">Il existe 4 choix pour l'alternative java (qui fournit /usr/bin/java).</text:h>
      <text:p text:style-name="P13"/>
      <text:p text:style-name="P13">Sélection <text:s text:c="2"/>Chemin <text:s text:c="41"/>Priorité <text:s/>État</text:p>
      <text:p text:style-name="P13">------------------------------------------------------------</text:p>
      <text:p text:style-name="P13">* 0 <text:s text:c="11"/>/opt/java/jdk-14/bin/java <text:s text:c="23"/>2000 <text:s text:c="5"/>mode automatique</text:p>
      <text:p text:style-name="P13"><text:s text:c="2"/>1 <text:s text:c="11"/>/opt/java/9.0.1/bin/java <text:s text:c="24"/>1 <text:s text:c="8"/>mode manuel</text:p>
      <text:p text:style-name="P13"><text:s text:c="2"/>2 <text:s text:c="11"/>/opt/java/jdk-14/bin/java <text:s text:c="23"/>2000 <text:s text:c="5"/>mode manuel</text:p>
      <text:p text:style-name="P13"><text:s text:c="2"/>3 <text:s text:c="11"/>/usr/lib/jvm/java-11-openjdk-amd64/bin/java <text:s text:c="5"/>1111 <text:s text:c="5"/>mode manuel</text:p>
      <text:p text:style-name="P13"><text:s text:c="2"/>4 <text:s text:c="11"/>/usr/lib/jvm/java-8-openjdk-amd64/jre/bin/java <text:s text:c="2"/>1081 <text:s text:c="5"/>mode manuel</text:p>
      <text:p text:style-name="P13">Appuyez sur &lt;Entrée&gt; pour conserver la valeur par défaut[*] ou choisissez le numéro sélectionné :</text:p>
      <text:h text:style-name="Heading_20_3" text:outline-level="3">Install<text:span text:style-name="T12">er</text:span> une nouvelle alternative <text:span text:style-name="T12">J</text:span>ava</text:h>
      <text:p text:style-name="P11"/>
      <text:p text:style-name="P15"><text:soft-page-break/>update-alternatives --install &lt;link&gt; &lt;name&gt; &lt;path&gt; &lt;priority&gt;</text:p>
      <text:p text:style-name="P15">&lt;link&gt; est l’endroit où placer le lien qui pointera vers /etc/alternatives</text:p>
      <text:p text:style-name="P15">&lt;name&gt; est la commande pour laquelle on installe une alternative</text:p>
      <text:p text:style-name="P15">&lt;path&gt; est le chemin vers le programme concret</text:p>
      <text:p text:style-name="P15">&lt;priority&gt; sert pour les groupes de liens et quand le mode automatique est utilisé. Plus la priorité est élevée, plus l’alternative aura une priorité forte</text:p>
      <text:p text:style-name="P16"/>
      <text:p text:style-name="P19">Installer l’alternative vers le jdk 15</text:p>
      <text:p text:style-name="P12"><text:span text:style-name="T3">sudo update-alternatives --install /usr/</text:span><text:span text:style-name="T5">bin/java</text:span><text:span text:style-name="T3"> java /opt/java/jdk-1</text:span><text:span text:style-name="T6">5</text:span><text:span text:style-name="T3">/bin/java </text:span><text:span text:style-name="T7">2000</text:span></text:p>
      <text:p text:style-name="P7"/>
      <text:p text:style-name="P10">Choisir la bonne configuration</text:p>
      <text:p text:style-name="P5">olivier@rog:/usr/lib/jvm$ sudo update-alternatives --config java</text:p>
      <text:p text:style-name="P5">Il existe 5 choix pour l'alternative java (qui fournit /usr/bin/java).</text:p>
      <text:p text:style-name="P5"/>
      <text:p text:style-name="P5"><text:s text:c="2"/>Sélection <text:s text:c="2"/>Chemin <text:s text:c="41"/>Priorité <text:s/>État</text:p>
      <text:p text:style-name="P5">------------------------------------------------------------</text:p>
      <text:p text:style-name="P5"><text:s text:c="2"/>0 <text:s text:c="11"/>/opt/java/jdk-14/bin/java <text:s text:c="23"/>2000 <text:s text:c="5"/>mode automatique</text:p>
      <text:p text:style-name="P5"><text:s text:c="2"/>1 <text:s text:c="11"/>/opt/java/9.0.1/bin/java <text:s text:c="24"/>1 <text:s text:c="8"/>mode manuel</text:p>
      <text:p text:style-name="P5">* 2 <text:s text:c="11"/>/opt/java/jdk-14/bin/java <text:s text:c="23"/>2000 <text:s text:c="5"/>mode manuel</text:p>
      <text:p text:style-name="P5"><text:s text:c="2"/>3 <text:s text:c="11"/>/opt/java/jdk-15/bin/java <text:s text:c="23"/>2000 <text:s text:c="5"/>mode manuel</text:p>
      <text:p text:style-name="P5"><text:s text:c="2"/>4 <text:s text:c="11"/>/usr/lib/jvm/java-11-openjdk-amd64/bin/java <text:s text:c="5"/>1111 <text:s text:c="5"/>mode manuel</text:p>
      <text:p text:style-name="P5"><text:s text:c="2"/>5 <text:s text:c="11"/>/usr/lib/jvm/java-8-openjdk-amd64/jre/bin/java <text:s text:c="2"/>1081 <text:s text:c="5"/>mode manuel</text:p>
      <text:p text:style-name="P5"/>
      <text:p text:style-name="P4"><text:span text:style-name="T3">Appuyez sur &lt;Entrée&gt; pour conserver la valeur par défaut[*] ou choisissez le numéro sélectionné :</text:span><text:span text:style-name="T9">3</text:span></text:p>
      <text:p text:style-name="P5"/>
      <text:p text:style-name="P10">vérifier le résultat</text:p>
      <text:p text:style-name="P5">olivier@rog:/usr/lib/jvm$ java -version</text:p>
      <text:p text:style-name="P4"><text:span text:style-name="T3">openjdk version "</text:span><text:span text:style-name="T8">15</text:span><text:span text:style-name="T3">" 2020-09-15</text:span></text:p>
      <text:p text:style-name="P5">OpenJDK Runtime Environment (build 15+36-1562)</text:p>
      <text:p text:style-name="P5">OpenJDK 64-Bit Server VM (build 15+36-1562, mixed mode, sharing)</text:p>
      <text:p text:style-name="P5"/>
      <text:p text:style-name="P5"/>
      <text:h text:style-name="Heading_20_2" text:outline-level="2">projet Valhalla</text:h>
      <text:p text:style-name="P18">Entrepris depuis 2014</text:p>
      <text:p text:style-name="P17">- Les objets de valeur : ils amélioreraient le modèle objet de Java avec des instances de classe n’ayant que des champs d'instance finaux et pas d'identité d'objet.</text:p>
      <text:p text:style-name="Text_20_body">- Les objets primitifs : ils amélioreraient le modèle objet de Java avec des objets primitifs déclarés par l'utilisateur.</text:p>
      <text:p text:style-name="Text_20_body">- L’unification des primitives et des objets de base.</text:p>
      <text:p text:style-name="P8"/>
      <text:p text:style-name="P5"/>
      <text:p text:style-name="P5"/>
      <text:p text:style-name="P5"><text:soft-page-break/></text:p>
      <text:h text:style-name="Heading_20_1" text:outline-level="1">Les classes internes</text:h>
      <text:p text:style-name="P9"/>
      <text:p text:style-name="P9">Les classes internes en Java sont apparues dans la version 1.1 du langage. Depuis, des discussions se sont multipliées au sein de la communauté qui s’est divisée en deux clans : les pour et les contres. Mis à part les points de vue, les classes internes représentent un mécanisme très puissant lorsqu’elles sont employées correctement. Cet article propose un retour rapide aux bases de Java pour revoir les concepts et les cas d’utilisation de cette fonctionnalité du langage.</text:p>
      <text:p text:style-name="P9"/>
      <text:p text:style-name="P9">Une classe interne n’est ni plus ni moins qu’une classe définie dans une autre classe. Il existe différents types de classes internes. Chaque type étant adapté à une situation spécifique. Voici les 4 types de classes internes en Java :</text:p>
      <text:p text:style-name="P9"/>
      <text:p text:style-name="P9"><text:s text:c="4"/>Les classes internes simples</text:p>
      <text:p text:style-name="P9"><text:s text:c="4"/>Les classes internes anonymes</text:p>
      <text:p text:style-name="P9"><text:s text:c="4"/>Les classes internes aux méthodes</text:p>
      <text:p text:style-name="P9"><text:s text:c="4"/>Les classes statiques embarquées</text:p>
      <text:p text:style-name="P5"/>
      <text:h text:style-name="Heading_20_2" text:outline-level="2">Les classes internes simples</text:h>
      <text:p text:style-name="P5"/>
      <text:p text:style-name="P5">Une classe interne simple (inner class), comme le nom l’indique, est une classe définie dans une autre. Voici un exemple de classe interne simple.</text:p>
      <text:p text:style-name="P5"/>
      <text:p text:style-name="P5">public class OuterClass {</text:p>
      <text:p text:style-name="P5"><text:s text:c="4"/>private int index = 0;</text:p>
      <text:p text:style-name="P5"/>
      <text:p text:style-name="P5"><text:s text:c="4"/>class InnerClass {</text:p>
      <text:p text:style-name="P5"><text:s text:c="8"/>public void printIndex() {</text:p>
      <text:p text:style-name="P5"><text:s text:c="12"/>// Because the inner class is a member of the</text:p>
      <text:p text:style-name="P5"><text:s text:c="12"/>// outer class, it can access its private members</text:p>
      <text:p text:style-name="P5"><text:s text:c="12"/>System.out.println("Index: " + index);</text:p>
      <text:p text:style-name="P5"><text:s text:c="8"/>}</text:p>
      <text:p text:style-name="P5"><text:s text:c="4"/>}</text:p>
      <text:p text:style-name="P5">}</text:p>
      <text:p text:style-name="P5">Lorsqu’on compile l’exemple ci-dessus, deux fichiers sont produits :</text:p>
      <text:p text:style-name="P5">OuterClass.class</text:p>
      <text:p text:style-name="P5">OuterClass$InnerClass.class</text:p>
      <text:p text:style-name="P5"/>
      <text:p text:style-name="P5">Chaque classe interne a son propre fichier. Néanmoins, il n’est pas possible d’exécuter une classe interne directement sans la classe qui l’héberge. Comme une classe interne simple ne peut pas contenir des déclarations statiques, il n’est pas possible de créer une méthode main.</text:p>
      <text:p text:style-name="P5"/>
      <text:p text:style-name="P5">Ce type de classe interne est utilisé quand deux classes sont très liées l’une à l’autre au niveau de leur fonctionnement. Dans ce type de situation, le couplage entre les deux classes est renforcé pour faciliter la communication entre leurs membres.</text:p>
      <text:p text:style-name="P5"/>
      <text:p text:style-name="P5">Un exemple typique d’utilisation des classes internes simples est une application de messagerie instantanée. Dans ce type d’application, des listeners ou des handlers sont souvent utilisés à chaque fois qu’un message arrive ou est envoyé. Ces objets sont utilisés uniquement par la classe qui "gère" <text:soft-page-break/>la session de chat et n’interagissent avec aucun autre composant. L’interaction se fait entre les mêmes objets à chaque fois. Dans ce contexte, l’utilisation d’une classe interne simple se justifie et facilite l’accès aux membres de la classe externe.</text:p>
      <text:p text:style-name="P5"/>
      <text:p text:style-name="P5">L’accès aux membres d’une classe interne se fait au runtime et à l’aide d’une instance de la classe externe. De ce fait, il est possible d’accéder aux membres d’une classe interne dans un contexte statique, mais toujours à travers l’instance de la classe externe.</text:p>
      <text:p text:style-name="P5"/>
      <text:p text:style-name="P5">public class InnerClassAcessor {</text:p>
      <text:p text:style-name="P5"><text:s text:c="4"/>public static void main(String... args) {</text:p>
      <text:p text:style-name="P5"><text:s text:c="8"/>MyOuterClass.MyInnerClass myInnerClass = new MyOuterClass().new MyInnerClass();</text:p>
      <text:p text:style-name="P5"><text:s text:c="8"/>myInnerClass.printIndex(); // will print Index: 0</text:p>
      <text:p text:style-name="P5"><text:s text:c="4"/>}</text:p>
      <text:p text:style-name="P5">}</text:p>
      <text:p text:style-name="P5"/>
      <text:p text:style-name="P5">Le mot clé this fait référence à l’instance de la classe qui l’héberge. Dans le cadre d’une classe interne, il fera référence à la classe interne s’il est utilisé à l’intérieur de ses accolades. Pour faire référence à la classe externe à partir de la classe interne, il faut préfixer this par le nom de la classe externe.</text:p>
      <text:p text:style-name="P5"/>
      <text:p text:style-name="P5">public class SecondOuterClass {</text:p>
      <text:p text:style-name="P5"><text:s text:c="4"/>private String classAlias = "outer alias";</text:p>
      <text:p text:style-name="P5"/>
      <text:p text:style-name="P5"><text:s text:c="4"/>class InnerClass {</text:p>
      <text:p text:style-name="P5"><text:s text:c="8"/>String classAlias = "inner alias";</text:p>
      <text:p text:style-name="P5"/>
      <text:p text:style-name="P5"><text:s text:c="8"/>public void printAlias() {</text:p>
      <text:p text:style-name="P5"><text:s text:c="12"/>System.out.println("Outer: " + SecondOuterClass.this.classAlias);</text:p>
      <text:p text:style-name="P5"><text:s text:c="12"/>System.out.println("Inner: " + this.classAlias);</text:p>
      <text:p text:style-name="P5"><text:s text:c="8"/>}</text:p>
      <text:p text:style-name="P5"><text:s text:c="4"/>}</text:p>
      <text:p text:style-name="P5"/>
      <text:p text:style-name="P5"><text:s text:c="4"/>public static void main(String... args) {</text:p>
      <text:p text:style-name="P5"><text:s text:c="8"/>InnerClass innerClass = new SecondOuterClass().new InnerClass();</text:p>
      <text:p text:style-name="P5"><text:s text:c="8"/>innerClass.printAlias(); <text:s text:c="3"/>// will print <text:s text:c="2"/>Outer: outer alias</text:p>
      <text:p text:style-name="P5"><text:s text:c="36"/>// <text:s text:c="13"/>Inner: inner alias</text:p>
      <text:p text:style-name="P5"><text:s text:c="4"/>}</text:p>
      <text:p text:style-name="P5">}</text:p>
      <text:p text:style-name="P5"/>
      <text:h text:style-name="Heading_20_2" text:outline-level="2">Les classes internes anonymes</text:h>
      <text:p text:style-name="P5"/>
      <text:p text:style-name="P5">Les classes internes anonymes (anonymous inner classes) sont ainsi appelées car elles n’ont simplement pas de nom. Voici un exemple :</text:p>
      <text:p text:style-name="P5"/>
      <text:p text:style-name="P5">abstract class Bird {</text:p>
      <text:p text:style-name="P5"><text:s text:c="4"/>abstract void fly();</text:p>
      <text:p text:style-name="P5">}</text:p>
      <text:p text:style-name="P5"/>
      <text:p text:style-name="P5">public class AnonymousInnerClass {</text:p>
      <text:p text:style-name="P5"><text:s text:c="4"/>public static void main(String... args) {</text:p>
      <text:p text:style-name="P5"><text:s text:c="8"/>Bird bird = new Bird() {</text:p>
      <text:p text:style-name="P5"><text:soft-page-break/><text:s text:c="12"/>@Override</text:p>
      <text:p text:style-name="P5"><text:s text:c="12"/>void fly() {</text:p>
      <text:p text:style-name="P5"><text:s text:c="16"/>System.out.println("Flying...");</text:p>
      <text:p text:style-name="P5"><text:s text:c="12"/>}</text:p>
      <text:p text:style-name="P5"><text:s text:c="8"/>}; <text:s/>// Semicolon required!</text:p>
      <text:p text:style-name="P5"/>
      <text:p text:style-name="P5"><text:s text:c="8"/>bird.fly(); // Will print "Flying..."</text:p>
      <text:p text:style-name="P5"><text:s text:c="4"/>}</text:p>
      <text:p text:style-name="P5">}</text:p>
      <text:p text:style-name="P5"/>
      <text:p text:style-name="P5">Les classes internes anonymes sont souvent utilisées dans les méthodes, en tant que variables d’instance ou en tant que paramètre d’une méthode. Dans les deux premiers cas, un point-virgule est nécessaire à la fin de la déclaration, sinon il y a une erreur de compilation.</text:p>
      <text:p text:style-name="P5"/>
      <text:p text:style-name="P5">Lorsque nous devons passer en paramètre un objet qui ne sera utilisé nul part ailleurs, l’utilisation d’une classe anonyme doit être considérée. L’interface Runnable en est un exemple courant. Cette interface est souvent instanciée directement en tant que classe interne anonyme et passée en paramètre de méthode.</text:p>
      <text:p text:style-name="P5"/>
      <text:p text:style-name="P5">Il est utile de rappeler que les nouvelles méthodes créées à l’intérieur d’une classe interne anonyme ne peuvent pas être appelées depuis l’extérieur. Seulement les méthodes surchargées (de l’interface ou de la classe de laquelle la classe anonyme implémente ou étend) sont visibles. Cela est dû au fait que Java est un langage fortement typé.</text:p>
      <text:p text:style-name="P5"/>
      <text:p text:style-name="P5">Quand on utilise l’API Guava de Google on fait une utilisation intense de ce type de classe interne, notamment avec les Predicates et les Functions. Les classes internes anonymes sont à présent le plus proche de la représentation d’une fonction, tel que l’on entend dans la programmation fonctionnelle. Ce lien fourni plus de détails sur l’utilisation des fonctions dans Guava.</text:p>
      <text:p text:style-name="P5"/>
      <text:h text:style-name="Heading_20_2" text:outline-level="2">Les classes internes aux méthodes</text:h>
      <text:p text:style-name="P5"/>
      <text:p text:style-name="P5">Les classes internes aux méthodes (method-local inner classes) sont des classes internes déclarées à l’intérieur d’une méthode. Il n’est possible d’instancier ce type de classe qu’à l’intérieur de la méthode qui l’héberge. Par exemple :</text:p>
      <text:p text:style-name="P5"/>
      <text:p text:style-name="P5">public class MethodLocalInnerClassExample {</text:p>
      <text:p text:style-name="P5"><text:s text:c="4"/>private int x = 10;</text:p>
      <text:p text:style-name="P5"/>
      <text:p text:style-name="P5"><text:s text:c="4"/>void printFromInner(final int a) {</text:p>
      <text:p text:style-name="P5"><text:s text:c="8"/>final int y = 10;</text:p>
      <text:p text:style-name="P5"/>
      <text:p text:style-name="P5"><text:s text:c="8"/>class MethodLocalInnerClass {</text:p>
      <text:p text:style-name="P5"><text:s text:c="12"/>int w = 5;</text:p>
      <text:p text:style-name="P5"/>
      <text:p text:style-name="P5"><text:s text:c="12"/>public void print(int z) {</text:p>
      <text:p text:style-name="P5"><text:s text:c="16"/>System.out.println("x + y - z + w + a = " + (x+y-z+w+a));</text:p>
      <text:p text:style-name="P5"><text:s text:c="12"/>}</text:p>
      <text:p text:style-name="P5"><text:s text:c="8"/>}</text:p>
      <text:p text:style-name="P5"/>
      <text:p text:style-name="P5"><text:s text:c="8"/>MethodLocalInnerClass innerClass = new MethodLocalInnerClass(); // must come after the class' definition</text:p>
      <text:p text:style-name="P5"><text:soft-page-break/><text:s text:c="8"/>innerClass.print(5);</text:p>
      <text:p text:style-name="P5"><text:s text:c="4"/>}</text:p>
      <text:p text:style-name="P5">}</text:p>
      <text:p text:style-name="P5"/>
      <text:p text:style-name="P5"><text:span text:style-name="T13">I</text:span>l y a un point intéressant à remarquer ici. Pour que ce type de classe interne puisse utiliser les variables déclarées à l’intérieur de la méthode ou reçues en paramètre, ces variables doivent être déclarées final. En déclarant une variable final, le compilateur fait une copie séparée de sa valeur dans la classe interne. De cette façon, la classe interne garde son état même si la méthode dans laquelle elle a été déclarée a fini de s’exécuter. Cela s’avère utile quand une instance de la classe interne est utilisée à l’extérieur de la méthode.</text:p>
      <text:p text:style-name="P5"/>
      <text:h text:style-name="Heading_20_2" text:outline-level="2">Les classes statiques embarquées</text:h>
      <text:p text:style-name="P5"/>
      <text:p text:style-name="P5">Les classes statiques embarquées (static nested classes) sont souvent utilisées quand on a besoin d’accéder aux membres d’une classe à partir d’un contexte statique. Comme la classe est marquée static, ce type de classe interne n’est pas lié à l’instance de la classe externe. Ainsi, classes statiques embarquées ne peuvent accéder qu’aux membres statiques.</text:p>
      <text:p text:style-name="P5"/>
      <text:p text:style-name="P21">class HelperClass {</text:p>
      <text:p text:style-name="Preformatted_20_Text"><text:s text:c="4"/>static class InnerHelper {</text:p>
      <text:p text:style-name="Preformatted_20_Text"><text:s text:c="8"/>void print() {</text:p>
      <text:p text:style-name="Preformatted_20_Text"><text:s text:c="12"/>doPrint();</text:p>
      <text:p text:style-name="Preformatted_20_Text"><text:s text:c="12"/>int b = a;</text:p>
      <text:p text:style-name="Preformatted_20_Text"><text:s text:c="8"/>}</text:p>
      <text:p text:style-name="Preformatted_20_Text"><text:s text:c="4"/>}</text:p>
      <text:p text:style-name="Preformatted_20_Text"/>
      <text:p text:style-name="Preformatted_20_Text"><text:s text:c="4"/>static void doPrint() {</text:p>
      <text:p text:style-name="Preformatted_20_Text"><text:s text:c="8"/>System.out.println("Printing from HelperClass");</text:p>
      <text:p text:style-name="Preformatted_20_Text"><text:s text:c="4"/>}</text:p>
      <text:p text:style-name="Preformatted_20_Text"/>
      <text:p text:style-name="Preformatted_20_Text"><text:s text:c="4"/>static int a = 1;</text:p>
      <text:p text:style-name="Preformatted_20_Text">}</text:p>
      <text:p text:style-name="Preformatted_20_Text"/>
      <text:p text:style-name="Preformatted_20_Text">public class StaticInnerClassExample {</text:p>
      <text:p text:style-name="Preformatted_20_Text"><text:s text:c="4"/>static class AnotherHelper {</text:p>
      <text:p text:style-name="Preformatted_20_Text"><text:s text:c="8"/>void print() {</text:p>
      <text:p text:style-name="Preformatted_20_Text"><text:s text:c="12"/>System.out.println("Printing from AnotherHelper");</text:p>
      <text:p text:style-name="Preformatted_20_Text"><text:s text:c="8"/>}</text:p>
      <text:p text:style-name="Preformatted_20_Text"><text:s text:c="4"/>}</text:p>
      <text:p text:style-name="Preformatted_20_Text"/>
      <text:p text:style-name="Preformatted_20_Text"><text:s text:c="4"/>public static void main(String... args) {</text:p>
      <text:p text:style-name="Preformatted_20_Text"><text:s text:c="8"/>/* Remark the way we create an instance of a static inner class</text:p>
      <text:p text:style-name="Preformatted_20_Text"><text:s text:c="9"/>is not the same as for inner classes */</text:p>
      <text:p text:style-name="Preformatted_20_Text"><text:s text:c="8"/>HelperClass.InnerHelper h1 = new HelperClass.InnerHelper();</text:p>
      <text:p text:style-name="Preformatted_20_Text"><text:s text:c="8"/>h1.print(); // will print: Printing from HelperClass</text:p>
      <text:p text:style-name="Preformatted_20_Text"><text:s text:c="8"/>AnotherHelper h2 = new AnotherHelper();</text:p>
      <text:p text:style-name="Preformatted_20_Text"><text:s text:c="8"/>h2.print(); // will print: Printing from AnotherHelper</text:p>
      <text:p text:style-name="Preformatted_20_Text"><text:s text:c="4"/>}</text:p>
      <text:p text:style-name="P22">}</text:p>
      <text:p text:style-name="P5">Dit autrement, une classes statiques embarquée ne fait pas référence à l’instance de la classe qui l’héberge. Ainsi, la classe statique embarquée ne peut pas accéder aux membres non-statiques de la classe externe. De ce fait, l’utilisation de ce type de classe "économise" une référence vers l’instance de la classe externe.</text:p>
      <text:p text:style-name="P5"/>
      <text:h text:style-name="Heading_20_2" text:outline-level="2"><text:soft-page-break/>Conclusion</text:h>
      <text:p text:style-name="P5"/>
      <text:p text:style-name="P5">Les classes internes en Java sont un mécanisme puissant pour simplifier le code, limiter la portée d’une classe, exécuter des traitements spécifiques, entre autres. Bien choisir le type de classe interne à utiliser, rendra le code plus simple, plus lisible et plus robuste. Point à remarquer : dans beaucoup de cas, le besoin d’utiliser une classe interne vient du fait que Java ne supporte pas des closures (pas avant Java 8). Si c’est le cas, d’autres solutions sont envisageables, comme, par exemple, choisir un autre langage pour implémenter une partie ou l’intégralité de l’application (polyglot programming) ou utiliser une API "fonctionnelle" comme Guava. Quand le choix du langage ne nous appartient pas, il nous reste la deuxième option. API fonctionnelle ou classes internes, dans les deux cas, bien maîtriser chaque solution permet de choisir celle qui est la mieux adaptée selon le contexte.</text:p>
      <text:p text:style-name="P5"/>
      <text:p text:style-name="P5"/>
      <text:h text:style-name="Heading_20_2" text:outline-level="2">Java Microbenchmark Harness (JMH)</text:h>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list-style-name="" style:class="text">
      <style:paragraph-properties fo:margin-top="0.423cm" fo:margin-bottom="0.212cm" loext:contextual-spacing="false"/>
      <style:text-properties fo:font-size="18pt" fo:font-weight="bold" style:font-size-asian="130%" style:font-weight-asian="bold" style:font-size-complex="130%" style:font-weight-complex="bold"/>
    </style:style>
    <style:style style:name="Heading_20_4" style:display-name="Heading 4" style:family="paragraph" style:parent-style-name="Heading_20_1" style:next-style-name="Text_20_body" style:auto-update="true" style:default-outline-level="4" style:list-style-name="" style:class="text">
      <style:paragraph-properties fo:margin-top="0.212cm" fo:margin-bottom="0.212cm" loext:contextual-spacing="false"/>
      <style:text-properties fo:font-size="7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auto-update="true" style:class="extra">
      <style:paragraph-properties fo:margin-left="0.598cm" fo:margin-right="0cm" fo:text-indent="-0.598cm" style:auto-text-indent="false" text:number-lines="false" text:line-number="0"/>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auto-update="true"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auto-update="true"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igure" style:family="paragraph" style:parent-style-name="Caption" style:class="extra"/>
    <style:style style:name="Code" style:family="paragraph" style:parent-style-name="Text_20_body" style:next-style-name="Text_20_body" style:auto-update="true">
      <loext:graphic-properties draw:fill="solid" draw:fill-color="#a09b9b" draw:opacity="100%"/>
      <style:paragraph-properties fo:margin-left="0.3cm" fo:margin-right="0.3cm" fo:margin-top="0.199cm" fo:margin-bottom="0cm" loext:contextual-spacing="false" fo:text-align="start" style:justify-single-word="false" fo:text-indent="0cm" style:auto-text-indent="false" fo:background-color="#a09b9b" fo:padding-left="1cm" fo:padding-right="0cm" fo:padding-top="0cm" fo:padding-bottom="0cm" fo:border="0.06pt solid #000000">
        <style:tab-stops/>
      </style:paragraph-properties>
      <style:text-properties fo:color="#000000" style:font-name="Courier New" fo:font-family="'Courier New'" style:font-style-name="Normal" style:font-family-generic="modern" style:font-pitch="fixed" fo:font-size="10pt"/>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16:12:59.530142980</meta:creation-date>
    <dc:date>2022-04-27T16:53:27.462070568</dc:date>
    <meta:editing-duration>PT1H36M24S</meta:editing-duration>
    <meta:editing-cycles>31</meta:editing-cycles>
    <meta:generator>LibreOffice/6.4.7.2$Linux_X86_64 LibreOffice_project/40$Build-2</meta:generator>
    <meta:document-statistic meta:table-count="0" meta:image-count="0" meta:object-count="0" meta:page-count="7" meta:paragraph-count="172" meta:word-count="1752" meta:character-count="12849" meta:non-whitespace-character-count="10211"/>
  </office:meta>
</office:document-meta>
</file>